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-asian="Trebuchet MS" style:language-asian="zh" style:country-asian="CN"/>
    </style:style>
    <style:style style:name="P2" style:family="paragraph" style:parent-style-name="Standard">
      <style:paragraph-properties fo:margin-left="1.245cm" fo:margin-right="0cm" fo:text-indent="0cm" style:auto-text-indent="false"/>
      <style:text-properties style:font-name="Courier New" fo:font-size="10pt" style:font-name-asian="Courier New" style:font-size-asian="10pt" style:language-asian="zh" style:country-asian="CN" style:font-size-complex="10pt"/>
    </style:style>
    <style:style style:name="P3" style:family="paragraph" style:parent-style-name="Standard">
      <style:text-properties style:font-name="新宋体" fo:language="zxx" fo:country="none" style:font-name-asian="新宋体" style:language-asian="zxx" style:country-asian="none" style:font-name-complex="Tahoma" style:language-complex="zxx" style:country-complex="none"/>
    </style:style>
    <style:style style:name="P4" style:family="paragraph" style:parent-style-name="Standard">
      <style:text-properties style:font-name="新宋体" style:font-name-asian="新宋体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font-name="新宋体" style:font-name-asian="新宋体"/>
    </style:style>
    <style:style style:name="P6" style:family="paragraph" style:parent-style-name="Text_20_body">
      <style:paragraph-properties fo:margin-top="0.423cm" fo:margin-bottom="0.212cm"/>
      <style:text-properties style:font-name="新宋体" style:font-name-asian="新宋体"/>
    </style:style>
    <style:style style:name="P7" style:family="paragraph" style:parent-style-name="Heading_20_3">
      <style:paragraph-properties fo:margin-top="0.423cm" fo:margin-bottom="0.212cm" fo:keep-with-next="always"/>
      <style:text-properties style:font-name="新宋体" fo:language="zxx" fo:country="none" style:font-name-asian="新宋体" style:language-asian="zxx" style:country-asian="none" style:font-name-complex="Tahoma" style:language-complex="zxx" style:country-complex="none"/>
    </style:style>
    <style:style style:name="T1" style:family="text">
      <style:text-properties style:font-name="Courier New" fo:font-size="10pt" style:font-name-asian="Courier New" style:font-size-asian="10pt" style:language-asian="zh" style:country-asian="CN" style:font-size-complex="10pt"/>
    </style:style>
    <style:style style:name="T2" style:family="text">
      <style:text-properties fo:font-size="10pt" style:font-size-asian="10pt" style:language-asian="zh" style:country-asian="CN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3">string, const char*在遍历时的方便做法</text:h>
      <text:p text:style-name="P3"/>
      <text:p text:style-name="P4">以index作为循环变量..</text:p>
      <text:p text:style-name="P1"/>
      <text:p text:style-name="P2">/* 查找str中出现的','，并将','分隔的子字符串提取出来 */</text:p>
      <text:p text:style-name="P2">char *opt;</text:p>
      <text:p text:style-name="P2">while (i &lt; len) {</text:p>
      <text:p text:style-name="P2"><text:tab/>j = strchr(&amp;(str[i]), ',') - &amp;(str[i]);</text:p>
      <text:p text:style-name="P2"><text:tab/>if (j &gt; 0) {</text:p>
      <text:p text:style-name="P2"><text:tab/><text:tab/>strncpy(opt, (str[i]), j);<text:tab/></text:p>
      <text:p text:style-name="P2"><text:tab/>} else {</text:p>
      <text:p text:style-name="P2"><text:tab/><text:tab/>/* 最后一个',',直接拷贝str的偏移 */</text:p>
      <text:p text:style-name="P2"><text:tab/><text:tab/>opt = &amp;(str[i]);</text:p>
      <text:p text:style-name="P2"><text:tab/><text:tab/>break;</text:p>
      <text:p text:style-name="P2"><text:tab/>}</text:p>
      <text:p text:style-name="P2"><text:tab/>memset(opt, 0, 64);</text:p>
      <text:p text:style-name="P2"><text:tab/>i += (j + 1);</text:p>
      <text:p text:style-name="P2">}</text:p>
      <text:p text:style-name="P2"/>
      <text:p text:style-name="P5">这里的基本思路是，不另外开辟字符串内存来遍历str,也可以另用一个char*指向str,然后将上述代码中的str换成这个指针即可。这里的关键是<text:span text:style-name="T2">&amp;(str[i])</text:span>的用法.</text:p>
      <text:p text:style-name="P5"/>
      <text:h text:style-name="P7" text:outline-level="3">Vs中dll文件的物理位置放置问题</text:h>
      <text:p text:style-name="P6">在组织VS工程时，如果dll文件有lib文件来索引的话，你可以将lib文件放到计算机中的任一位置，只要你在工程设置中指定了该lib位置即可，但是dll文件必须和工程文件在同一个目录，否则链接时会报错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6H47M05S</meta:editing-duration>
    <meta:editing-cycles>11</meta:editing-cycles>
    <meta:generator>OpenOffice.org/3.2$Win32 OpenOffice.org_project/320m12$Build-9483</meta:generator>
    <dc:date>2010-04-02T17:02:05.98</dc:date>
    <meta:document-statistic meta:table-count="0" meta:image-count="0" meta:object-count="0" meta:page-count="1" meta:paragraph-count="19" meta:word-count="103" meta:character-count="485"/>
    <meta:user-defined meta:name="Info 1"/>
    <meta:user-defined meta:name="Info 2"/>
    <meta:user-defined meta:name="Info 3"/>
    <meta:user-defined meta:name="Info 4"/>
  </office:meta>
</office:document-meta>
</file>